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36"/>
    <style:style style:name="ce6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0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47" calcext:value-type="float">
            <text:p>-64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86" calcext:value-type="float">
            <text:p>-986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4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6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5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5])" office:value-type="float" office:value="1101.26" calcext:value-type="float">
            <text:p>1101.2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3:.C80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4" table:formula="of:=SUM([.C83:.C87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2:.C103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5])" office:value-type="float" office:value="5197.32" calcext:value-type="float">
            <text:p>5197.32</text:p>
          </table:table-cell>
          <table:table-cell table:formula="of:=SUM([.D1:.D105])" office:value-type="float" office:value="5197.32" calcext:value-type="float">
            <text:p>5197.3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0:.C125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6];[.D126])" office:value-type="float" office:value="-646.81" calcext:value-type="float">
            <text:p>-646.81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table:style-name="ce5"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 recycling</text:p>
          </table:table-cell>
          <table:table-cell table:style-name="ce5"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sel fuel prints stickers</text:p>
          </table:table-cell>
          <table:table-cell table:style-name="ce10"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5"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table:style-name="ce5"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USPS – ypsi test equipment</text:p>
          </table:table-cell>
          <table:table-cell table:style-name="ce5"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5"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et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00-00-00</text:date>, <text:time style:data-style-name="N2" text:time-value="21:10:14.940706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4T21:11:17.265361357</dc:date>
    <meta:editing-duration>P2DT52M33S</meta:editing-duration>
    <meta:editing-cycles>266</meta:editing-cycles>
    <meta:generator>LibreOffice/6.0.7.3$Linux_X86_64 LibreOffice_project/00m0$Build-3</meta:generator>
    <meta:document-statistic meta:table-count="6" meta:cell-count="939" meta:object-count="0"/>
  </office:meta>
</office:document-meta>
</file>